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7ca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àctica 1: Preparació de funcions per encriptar.</text:p>
      <text:p text:style-name="Standard">Primer de tot instal·leu pycryptodome: pip3 install pycryptodome</text:p>
      <text:p text:style-name="Standard"/>
      <text:p text:style-name="Standard">Després d'haver donat un cop d'ull a la teoria sobre l'encriptació simètrica AES mitjançant contrasenya i l'encriptació asimètrica RSA.</text:p>
      <text:p text:style-name="Standard"/>
      <text:p text:style-name="Standard">Heu de programar les següents funcions en python:</text:p>
      <text:p text:style-name="Standard">1- Funció que generi el parell de claus RSA de 2048 bytes i les retorni. <text:span text:style-name="T1">Modificat Master</text:span></text:p>
      <text:p text:style-name="Standard">2- Funció que exporti una clau RSA (sigui privada o pública) en un fitxer .pem. Com a paràmetres s'ha de passar el nom o ruta del fitxer amb l'extensió .pem i la clau a exportar.</text:p>
      <text:p text:style-name="Standard">3- Funció que importi una clau RSA (sigui privada o pública) a partir d'un fitxer .pem. Com a paràmetres s'ha de passar el nom o ruta del fitxer. Ha de retornar la clau.</text:p>
      <text:p text:style-name="Standard">4- Funció que encripti un missatge mitjançant RSA i retorni el missatge encriptat. Com a paràmetres s'ha de passar el missatge i la clau.</text:p>
      <text:p text:style-name="Standard">5- Funció que desencripti un missatge mitjançant RSA i retorni el missatge desencriptat. Com a paràmetres s'ha de passar el missatge i la clau.</text:p>
      <text:p text:style-name="Standard">6- Funció que generi una clau a partir de SHA256 i la retorni. No hi ha paràmetres però ha de demanar una contrasenya per la terminal.</text:p>
      <text:p text:style-name="Standard">7- Funció que encripti un missatge mitjançant AES en mode CBC. Com a paràmetres s'ha de passar el missatge i la clau. Retornarà el vector d'inicialització concatenat amb el missatge xifrat.</text:p>
      <text:p text:style-name="Standard"><text:s text:c="4"/>- Per generar el vector d'inicialització pots fer servir: iv = ''.join([chr(random.randint(0, 0xFF)) for i in range(16)]). Hauràs d'importar això: from Crypto.Random import random</text:p>
      <text:p text:style-name="Standard"><text:s text:c="4"/>- La mida del missatge ha de ser múltiple de 16 bytes, pots fer servir aquest codi per acabar de completar la mida amb espais: m += ' ' * (16 - len(m) % 16)</text:p>
      <text:p text:style-name="Standard">8- Funció que desencripti un missatge mitjançant AES en mode CBC. Com a paràmetres s'ha de passar el missatge (que ja porta el iv al davant (16 bytes) i la clau. Retornarà el missatge desxifrat.</text:p>
      <text:p text:style-name="Standard"/>
      <text:p text:style-name="Standard">Link d'ajuda:</text:p>
      <text:p text:style-name="Standard">Aquí pots trobar informació sobre com crear les funcions:</text:p>
      <text:p text:style-name="Standard">https://www.pycryptodome.or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1T15:56:57.678992675</meta:creation-date>
    <dc:date>2021-01-21T16:31:44.010614351</dc:date>
    <meta:editing-duration>PT35S</meta:editing-duration>
    <meta:editing-cycles>2</meta:editing-cycles>
    <meta:generator>LibreOffice/7.0.3.1$Linux_X86_64 LibreOffice_project/00$Build-1</meta:generator>
    <meta:document-statistic meta:table-count="0" meta:image-count="0" meta:object-count="0" meta:page-count="1" meta:paragraph-count="17" meta:word-count="338" meta:character-count="1971" meta:non-whitespace-character-count="1642"/>
  </office:meta>
</office:document-meta>
</file>